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home/iut : sudo apt install git</text:p>
      <text:p text:style-name="Standard">Lecture des listes de paquets... Fait</text:p>
      <text:p text:style-name="Standard">Construction de l'arbre des dépendances <text:s text:c="6"/></text:p>
      <text:p text:style-name="Standard">Lecture des informations d'état... Fait</text:p>
      <text:p text:style-name="Standard">git est déjà la version la plus récente (1:2.25.1-1ubuntu3.5).</text:p>
      <text:p text:style-name="Standard">Les paquets suivants ont été installés automatiquement et ne sont plus nécessaires :</text:p>
      <text:p text:style-name="Standard"><text:s text:c="2"/>libclutter-gst-3.0-0 libfwupdplugin1</text:p>
      <text:p text:style-name="Standard">Veuillez utiliser « sudo apt autoremove » pour les supprimer.</text:p>
      <text:p text:style-name="Standard">0 mis à jour, 0 nouvellement installés, 0 à enlever et 37 non mis à jour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9" meta:word-count="72" meta:character-count="472" meta:non-whitespace-character-count="400"/>
  </office:meta>
</office:document-meta>
</file>